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9.6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ackground-color="#ff7b59"/>
      <style:text-properties fo:color="#000000"/>
    </style:style>
    <style:style style:name="ce3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få forskjellig layout på fridge og shoppingl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ging og bugfix relatert til rotering og back button i AddActivity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nglete redesign av AddActivity og onLongClickListeners m.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funksjonalitet for å legge til lokale items uten å bruke sø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base real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å endringer på FirebaseAuth og implementering av signo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tte håndering av nye items til firebase fra AddActivity til MainActiv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å endring og sletting reflekterer forrige endring, fjerning av dupes og håndering av forskjellige listenr m.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, putt inn timene du brukte på å fikse checkbox her</text:p>
          </table:table-cell>
          <table:table-cell/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kset så items blir pusha fra shoppinglist til fridgelist, og slettet etterpå. + små bug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 etter metoder for å hente ut dato som Date. Prøvde Calendar o.l, endte opp med SimpleDateFormat + sortering m.m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Finne bug som gjorde at items ble dupet når man gikk frem og tilbake flere ganger mellom fragments</text:p>
          </table:table-cell>
          <table:table-cell table:style-name="ce7" table:number-columns-repeated="2"/>
          <table:table-cell table:style-name="ce7" office:value-type="float" office:value="8" calcext:value-type="float">
            <text:p>8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7" office:value-type="string" calcext:value-type="string">
            <text:p>Dette tok utrolig lang tid å finne ut av fordi feilen lå et sted som det ikke var logisk å lete etter med det første</text:p>
          </table:table-cell>
          <table:table-cell table:style-name="ce7" table:number-columns-repeated="3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2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08:23:56.003826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8-10-19T15:59:58Z</meta:creation-date>
    <dc:date>2018-11-19T08:26:23.135310955</dc:date>
    <meta:editing-cycles>21</meta:editing-cycles>
    <meta:editing-duration>PT2H44M6S</meta:editing-duration>
    <meta:document-statistic meta:table-count="1" meta:cell-count="105" meta:object-count="0"/>
  </office:meta>
</office:document-meta>
</file>